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Al Bayan" svg:font-family="'Al Bayan'" style:font-pitch="variable"/>
    <style:font-face style:name="Al Nile" svg:font-family="'Al Nile'" style:font-pitch="variable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95d0e" officeooo:paragraph-rsid="00095d0e"/>
    </style:style>
    <style:style style:name="P2" style:family="paragraph" style:parent-style-name="Standard">
      <style:text-properties fo:font-weight="bold" officeooo:rsid="00095d0e" officeooo:paragraph-rsid="00095d0e" style:font-weight-asian="bold" style:font-weight-complex="bold"/>
    </style:style>
    <style:style style:name="P3" style:family="paragraph" style:parent-style-name="Standard">
      <style:text-properties fo:font-style="italic" officeooo:rsid="00095d0e" officeooo:paragraph-rsid="00095d0e" style:font-style-asian="italic" style:font-style-complex="italic"/>
    </style:style>
    <style:style style:name="P4" style:family="paragraph" style:parent-style-name="Standard">
      <style:text-properties style:text-underline-style="solid" style:text-underline-width="auto" style:text-underline-color="font-color" officeooo:rsid="00095d0e" officeooo:paragraph-rsid="00095d0e"/>
    </style:style>
    <style:style style:name="P5" style:family="paragraph" style:parent-style-name="Standard">
      <style:text-properties style:text-line-through-style="solid" style:text-line-through-type="single" style:text-underline-style="none" officeooo:rsid="00095d0e" officeooo:paragraph-rsid="00095d0e"/>
    </style:style>
    <style:style style:name="P6" style:family="paragraph" style:parent-style-name="Standard">
      <style:text-properties style:text-position="super 58%" officeooo:rsid="00095d0e" officeooo:paragraph-rsid="00095d0e"/>
    </style:style>
    <style:style style:name="P7" style:family="paragraph" style:parent-style-name="Standard">
      <style:text-properties officeooo:paragraph-rsid="00095d0e"/>
    </style:style>
    <style:style style:name="T1" style:family="text">
      <style:text-properties officeooo:rsid="00095d0e"/>
    </style:style>
    <style:style style:name="T2" style:family="text">
      <style:text-properties fo:color="#00a933"/>
    </style:style>
    <style:style style:name="T3" style:family="text">
      <style:text-properties fo:background-color="#ff972f" loext:char-shading-value="0"/>
    </style:style>
    <style:style style:name="T4" style:family="text">
      <style:text-properties officeooo:rsid="00095d0e" fo:background-color="#ff972f" loext:char-shading-value="0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ize="48pt" officeooo:rsid="000a6968" style:font-size-asian="48pt" style:font-size-complex="4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officeooo:rsid="000a6968" style:font-size-asian="9pt" style:font-size-complex="9pt"/>
    </style:style>
    <style:style style:name="T9" style:family="text">
      <style:text-properties style:font-name="Verdana" officeooo:rsid="00095d0e"/>
    </style:style>
    <style:style style:name="T10" style:family="text">
      <style:text-properties style:font-name="Times New Roman" officeooo:rsid="00095d0e"/>
    </style:style>
    <style:style style:name="T11" style:family="text">
      <style:text-properties fo:font-size="80pt" officeooo:rsid="000a6968" style:font-size-asian="70pt" style:font-size-complex="80pt"/>
    </style:style>
    <style:style style:name="T12" style:family="text">
      <style:text-properties style:text-position="sub 58%" officeooo:rsid="00095d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inline styles</text:p>
      <text:p text:style-name="P2">bold</text:p>
      <text:p text:style-name="P3">italic</text:p>
      <text:p text:style-name="P4">underline</text:p>
      <text:p text:style-name="P5">strikethrough</text:p>
      <text:p text:style-name="P6">superscript</text:p>
      <text:p text:style-name="P7"><text:span text:style-name="T12">subscrip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Al Bayan" svg:font-family="'Al Bayan'" style:font-pitch="variable"/>
    <style:font-face style:name="Al Nile" svg:font-family="'Al Nile'" style:font-pitch="variable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17T12:18:37.287480513</meta:creation-date>
    <dc:date>2019-10-17T13:10:27.117464625</dc:date>
    <meta:editing-duration>PT29M54S</meta:editing-duration>
    <meta:editing-cycles>2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7" meta:word-count="9" meta:character-count="71" meta:non-whitespace-character-count="69"/>
  </office:meta>
</office:document-meta>
</file>